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5" style:family="paragraph" style:parent-style-name="Text_20_body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6" style:family="paragraph" style:parent-style-name="Heading_20_1">
      <style:paragraph-properties fo:text-align="justify" style:justify-single-word="false"/>
    </style:style>
    <style:style style:name="P7" style:family="paragraph" style:parent-style-name="Heading_20_3">
      <style:paragraph-properties fo:text-align="justify" style:justify-single-word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DejaVu Sans Mono" fo:font-size="10pt" style:font-size-asian="10pt" style:font-size-complex="10pt"/>
    </style:style>
    <style:style style:name="T3" style:family="text">
      <style:text-properties style:font-name="Nimbus Sans L" fo:font-size="14pt" style:font-size-asian="14pt" style:font-size-complex="14pt"/>
    </style:style>
    <style:style style:name="T4" style:family="text">
      <style:text-properties fo:font-variant="normal" fo:text-transform="none" fo:color="#000000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SEP #75 : Introduction of dec2base function</text:h>
      <text:p text:style-name="P2"/>
      <text:p text:style-name="P1"/>
      <text:p text:style-name="P1">Version: 1.0</text:p>
      <text:p text:style-name="P1">Author: Allan CORNET</text:p>
      <text:p text:style-name="P1">Review: </text:p>
      <text:p text:style-name="P1">Commented: </text:p>
      <text:p text:style-name="P1">State: </text:p>
      <text:p text:style-name="P1">Scilab-Version: 5.4.0</text:p>
      <text:p text:style-name="P1">Created: 08/02/2012</text:p>
      <text:p text:style-name="P2"/>
      <text:p text:style-name="P1"/>
      <text:h text:style-name="P7" text:outline-level="3">Abstract</text:h>
      <text:p text:style-name="P4">dec2base c<text:span text:style-name="T4">onverts decimal to base N number in string.</text:span></text:p>
      <text:p text:style-name="P1"/>
      <text:h text:style-name="P7" text:outline-level="3">Rationale</text:h>
      <text:p text:style-name="P5"/>
      <text:p text:style-name="P4">str = dec2base(d, base) converts the nonnegative integer d to the specified base.</text:p>
      <text:p text:style-name="P4">d <text:s/>must be a nonnegative integer smaller than 2^52, and base must be an integer between 2 and 36.</text:p>
      <text:p text:style-name="P4">The returned argument str is a string.</text:p>
      <text:p text:style-name="P4">str = dec2base(d, base, n) produces a representation with at least n digits.</text:p>
      <text:p text:style-name="P4"/>
      <text:p text:style-name="P4">dec2base will be writen as a builtin and associated functions dec2bin, dec2oct, dec2hex will be updated to use this new function</text:p>
      <text:h text:style-name="P7" text:outline-level="3"><text:span text:style-name="Teletype"><text:span text:style-name="T3">Example Usage</text:span></text:span></text:h>
      <text:p text:style-name="P3"><text:span text:style-name="Teletype"><text:span text:style-name="T1"/></text:span></text:p>
      <text:p text:style-name="P3"><text:span text:style-name="Teletype"><text:span text:style-name="T1">for b = 2:36</text:span></text:span></text:p>
      <text:p text:style-name="P3"><text:span text:style-name="Teletype"><text:span text:style-name="T1"><text:s text:c="2"/>disp( dec2base(666, b) )</text:span></text:span></text:p>
      <text:p text:style-name="P3"><text:span text:style-name="Teletype"><text:span text:style-name="T1">end</text:span></text:span></text:p>
      <text:p text:style-name="P3"><text:span text:style-name="Teletype"><text:span text:style-name="T1">B</text:span></text:span></text:p>
      <text:h text:style-name="P7" text:outline-level="3">Bibliography</text:h>
      <text:p text:style-name="P3"><text:a xlink:type="simple" xlink:href="http://www.mathworks.fr/help/techdoc/ref/dec2base.html">http://www.mathworks.fr/help/techdoc/ref/dec2base.html</text:a> </text:p>
      <text:h text:style-name="P7" text:outline-level="3">Changelog</text:h>
      <text:p text:style-name="P3"><text:tab/><text:span text:style-name="T2">1.0 – Initial revision</text:span></text:p>
      <text:h text:style-name="P7" text:outline-level="3"><text:soft-page-break/>Copyright</text:h>
      <text:p text:style-name="P1">This document has been placed under the license CeCILL-B.</text:p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letype" style:family="text">
      <style:text-properties style:font-name="DejaVu Sans Mono1" style:font-name-asian="DejaVu Sans Mono1" style:font-name-complex="DejaVu Sans Mono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Pierre MARECHAL</meta:initial-creator>
    <meta:creation-date>2008-07-09T13:39:08</meta:creation-date>
    <dc:date>2012-02-08T13:31:24.03</dc:date>
    <meta:editing-cycles>6</meta:editing-cycles>
    <meta:editing-duration>PT15M3S</meta:editing-duration>
    <dc:creator>Allan CORNET</dc:creator>
    <meta:document-statistic meta:table-count="0" meta:image-count="0" meta:object-count="0" meta:page-count="2" meta:paragraph-count="28" meta:word-count="132" meta:character-count="852"/>
    <meta:user-defined meta:name="Info 1"/>
    <meta:user-defined meta:name="Info 2"/>
    <meta:user-defined meta:name="Info 3"/>
    <meta:user-defined meta:name="Info 4"/>
  </office:meta>
</office:document-meta>
</file>